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officeooo:rsid="000e8b13" officeooo:paragraph-rsid="000e8b1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0e8b13" officeooo:paragraph-rsid="000e8b13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e8b13" officeooo:paragraph-rsid="000e8b13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07430" officeooo:paragraph-rsid="000e8b13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2656c" officeooo:paragraph-rsid="0012656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168009" officeooo:paragraph-rsid="001680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e8b13" officeooo:paragraph-rsid="000e8b13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2656c" officeooo:paragraph-rsid="0012656c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12656c" officeooo:paragraph-rsid="0012656c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13f941" officeooo:paragraph-rsid="0013f94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333ff" style:font-name="Liberation Serif" fo:font-size="12pt" fo:font-style="normal" officeooo:rsid="00107430" officeooo:paragraph-rsid="000e8b13" style:font-size-asian="12pt" style:font-style-asian="normal" style:font-size-complex="12pt" style:font-style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bold" officeooo:rsid="0016eb00" officeooo:paragraph-rsid="0016800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Preformatted_20_Text">
      <style:text-properties officeooo:rsid="000d5821" officeooo:paragraph-rsid="000d5821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3f941" officeooo:paragraph-rsid="001f1ce5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1c93db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1dd1ab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1dd1ab" officeooo:paragraph-rsid="001dd1ab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ize="12pt" officeooo:rsid="00205ab4" officeooo:paragraph-rsid="00205ab4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0e5c4f" officeooo:paragraph-rsid="000e5c4f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fo:font-size="16pt" officeooo:rsid="00205ab4" officeooo:paragraph-rsid="00205ab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officeooo:rsid="00236404" officeooo:paragraph-rsid="00236404" style:font-size-asian="12pt" style:font-style-asian="normal" style:font-size-complex="12pt" style:font-style-complex="normal"/>
    </style:style>
    <style:style style:name="P27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officeooo:rsid="00107430"/>
    </style:style>
    <style:style style:name="T6" style:family="text">
      <style:text-properties style:font-name="Liberation Serif" style:text-underline-style="solid" style:text-underline-width="auto" style:text-underline-color="font-color"/>
    </style:style>
    <style:style style:name="T7" style:family="text">
      <style:text-properties style:font-name="Liberation Serif" officeooo:rsid="001563c8"/>
    </style:style>
    <style:style style:name="T8" style:family="text">
      <style:text-properties style:font-name="Liberation Serif" officeooo:rsid="00168009"/>
    </style:style>
    <style:style style:name="T9" style:family="text">
      <style:text-properties style:font-name="Liberation Serif" officeooo:rsid="001c93db"/>
    </style:style>
    <style:style style:name="T10" style:family="text">
      <style:text-properties style:font-name="Liberation Serif" officeooo:rsid="001dd1ab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officeooo:rsid="001f1ce5"/>
    </style:style>
    <style:style style:name="T13" style:family="text">
      <style:text-properties style:font-name="Liberation Serif" officeooo:rsid="00205ab4"/>
    </style:style>
    <style:style style:name="T14" style:family="text">
      <style:text-properties style:font-name="Liberation Serif" officeooo:rsid="0023019b"/>
    </style:style>
    <style:style style:name="T15" style:family="text">
      <style:text-properties fo:color="#ff3333" style:font-name="Liberation Serif" fo:font-weight="bold" style:font-weight-asian="bold" style:font-weight-complex="bold"/>
    </style:style>
    <style:style style:name="T16" style:family="text">
      <style:text-properties fo:font-weight="normal" officeooo:rsid="0019515d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93db" style:font-weight-asian="bold" style:font-weight-complex="bold"/>
    </style:style>
    <style:style style:name="T19" style:family="text">
      <style:text-properties fo:font-weight="bold" officeooo:rsid="001dd1ab" style:font-weight-asian="bold" style:font-weight-complex="bold"/>
    </style:style>
    <style:style style:name="T20" style:family="text">
      <style:text-properties officeooo:rsid="001dd1ab"/>
    </style:style>
    <style:style style:name="T21" style:family="text">
      <style:text-properties fo:color="#0066ff" style:font-name="Liberation Serif" fo:font-weight="normal" style:font-weight-asian="normal" style:font-weight-complex="normal"/>
    </style:style>
    <style:style style:name="T22" style:family="text">
      <style:text-properties fo:color="#0066ff" style:font-name="Liberation Serif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66ff" style:font-name="Liberation Serif" fo:font-style="italic" fo:font-weight="normal" officeooo:rsid="0023019b" style:font-style-asian="italic" style:font-weight-asian="normal" style:font-style-complex="italic" style:font-weight-complex="normal"/>
    </style:style>
    <style:style style:name="T24" style:family="text">
      <style:text-properties officeooo:rsid="001f1ce5"/>
    </style:style>
    <style:style style:name="T25" style:family="text">
      <style:text-properties officeooo:rsid="00205ab4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officeooo:rsid="00205ab4"/>
    </style:style>
    <style:style style:name="T28" style:family="text">
      <style:text-properties style:font-name="Liberation Serif1" officeooo:rsid="0021577e"/>
    </style:style>
    <style:style style:name="T29" style:family="text">
      <style:text-properties style:font-name="Liberation Serif1" officeooo:rsid="002166d1" style:font-name-asian="Liberation Serif1" style:font-name-complex="Liberation Serif1"/>
    </style:style>
    <style:style style:name="T30" style:family="text">
      <style:text-properties style:font-name="Liberation Serif1" style:text-underline-style="none" style:font-name-asian="Liberation Serif1" style:font-name-complex="Liberation Serif1"/>
    </style:style>
    <style:style style:name="T31" style:family="text">
      <style:text-properties style:font-name="Liberation Serif1" style:text-underline-style="none" officeooo:rsid="002166d1" style:font-name-asian="Liberation Serif1" style:font-name-complex="Liberation Serif1"/>
    </style:style>
    <style:style style:name="T32" style:family="text">
      <style:text-properties style:font-name="Liberation Serif1" style:text-underline-style="none" officeooo:rsid="0023019b" style:font-name-asian="Liberation Serif1" style:font-name-complex="Liberation Serif1"/>
    </style:style>
    <style:style style:name="T33" style:family="text">
      <style:text-properties style:font-name="Liberation Serif1" style:text-underline-style="none" fo:font-weight="bold" style:font-name-asian="Liberation Serif1" style:font-weight-asian="bold" style:font-name-complex="Liberation Serif1" style:font-weight-complex="bold"/>
    </style:style>
    <style:style style:name="T34" style:family="text">
      <style:text-properties style:font-name="Liberation Serif1" officeooo:rsid="0023019b"/>
    </style:style>
    <style:style style:name="T35" style:family="text">
      <style:text-properties fo:color="#aea79f" style:font-name="Liberation Serif1" style:text-underline-style="none" officeooo:rsid="002166d1" style:font-name-asian="Liberation Serif1" style:font-name-complex="Liberation Serif1"/>
    </style:style>
    <style:style style:name="T36" style:family="text">
      <style:text-properties fo:color="#999999" style:font-name="Liberation Serif1" style:text-underline-style="none" officeooo:rsid="002166d1" style:font-name-asian="Liberation Serif1" style:font-name-complex="Liberation Serif1"/>
    </style:style>
    <style:style style:name="T37" style:family="text">
      <style:text-properties fo:color="#0000ff" style:font-name="Liberation Serif1" style:text-underline-style="none" officeooo:rsid="002166d1" style:font-name-asian="Liberation Serif1" style:font-name-complex="Liberation Serif1"/>
    </style:style>
    <style:style style:name="T38" style:family="text">
      <style:text-properties fo:color="#0000ff" style:font-name="Liberation Serif1" style:text-underline-style="none" officeooo:rsid="0023019b" style:font-name-asian="Liberation Serif1" style:font-name-complex="Liberation Serif1"/>
    </style:style>
    <style:style style:name="T39" style:family="text">
      <style:text-properties officeooo:rsid="0023640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ISE en OEUVRE de la CAM<text:span text:style-name="T1">É</text:span><text:span text:style-name="T2">RA du Rpi</text:span><text:span text:style-name="T8">3 </text:span><text:span text:style-name="T13">et R</text:span><text:span text:style-name="T27">É</text:span><text:span text:style-name="T13">CEPTION</text:span></text:p>
      <text:p text:style-name="P24"><text:span text:style-name="T2">de la VID</text:span><text:span text:style-name="T1">ÉO sur le pc CLIENT</text:span></text:p>
      <text:p text:style-name="P22"><text:span text:style-name="T1">P</text:span><text:span text:style-name="T28">our</text:span><text:span text:style-name="T1"> </text:span><text:span text:style-name="T28">matériel </text:span><text:span text:style-name="T1"><text:s/></text:span><text:span text:style-name="T28">sous</text:span><text:span text:style-name="T1"> </text:span><text:span text:style-name="T28">Linux</text:span></text:p>
      <text:p text:style-name="P2"/>
      <text:p text:style-name="P1"><text:span text:style-name="T2">M</text:span><text:span text:style-name="T1">É</text:span><text:span text:style-name="T2">THODE GSTREAMER :</text:span></text:p>
      <text:p text:style-name="P1"/>
      <text:p text:style-name="P3">1°-<text:span text:style-name="T17"> Installer GSTREAMER dans le Rpi3 et le pc client</text:span> :</text:p>
      <text:p text:style-name="P8"/>
      <text:p text:style-name="P8"><text:span text:style-name="T2"><text:tab/>* Ouvrir Synaptic ( si ce gestionnaire de paquets n'est pas installé, </text:span><text:span text:style-name="T5">taper </text:span><text:span text:style-name="T2">dans les Terminaux du Rpi3 et du pc client ) </text:span><text:span text:style-name="T3">sudo apt-get install synaptic.</text:span></text:p>
      <text:p text:style-name="P9"><text:span text:style-name="T2">Dans le Rpi3</text:span><text:span text:style-name="T3"> </text:span><text:span text:style-name="T2">cliquer sur la</text:span><text:span text:style-name="T3"> Framboise </text:span><text:span text:style-name="T2">puis cliquer sur </text:span><text:span text:style-name="T3">Préférences </text:span><text:span text:style-name="T2">puis cliquer sur </text:span><text:span text:style-name="T3">Gestionnaire de paquets Synaptic.</text:span></text:p>
      <text:p text:style-name="P8"/>
      <text:p text:style-name="P8"><text:span text:style-name="T3"><text:tab/>* </text:span><text:span text:style-name="T2">Cliquer sur </text:span><text:span text:style-name="T3">Rechercher</text:span></text:p>
      <text:p text:style-name="P8"><text:span text:style-name="T3"><text:tab/>* </text:span><text:span text:style-name="T2">Dans la petite fenêtre qui apparaît taper </text:span><text:span text:style-name="T3">gstreamer1.0 </text:span><text:span text:style-name="T2">puis cliquer sur </text:span><text:span text:style-name="T5">R</text:span><text:span text:style-name="T3">echercher</text:span><text:span text:style-name="T2">.</text:span></text:p>
      <text:p text:style-name="P8"><text:span text:style-name="T2"><text:tab/>* </text:span><text:span text:style-name="T5">Dans la liste des paquets, les paquets déjà installés sont signalés par un petit carré vert.</text:span></text:p>
      <text:p text:style-name="P4"><text:tab/>* Les paquets suivants doivent être installé de façon exhaustive</text:p>
      <text:p text:style-name="P8"/>
      <text:p text:style-name="P13">- gstreamer1.0-alsa</text:p>
      <text:p text:style-name="P13">- gstreamer1.0-cluttter-3.0</text:p>
      <text:p text:style-name="P13">- gstreamer1.0-libav</text:p>
      <text:p text:style-name="P13">- gstreamer1.0-nice</text:p>
      <text:p text:style-name="P13">- gstreamer1.0-plugins-bad</text:p>
      <text:p text:style-name="P13">- gstreamer1.0-plugins-base</text:p>
      <text:p text:style-name="P13">- gstreamer1.0-good</text:p>
      <text:p text:style-name="P13">- gstreamer1.0-ugly</text:p>
      <text:p text:style-name="P13">- gstreamer1.0-tools</text:p>
      <text:p text:style-name="P13">- gstreamer1.0-x</text:p>
      <text:p text:style-name="P13">- libgstreamer1.0-0</text:p>
      <text:p text:style-name="P8"/>
      <text:p text:style-name="P11"><text:span text:style-name="T5">P</text:span><text:span text:style-name="T2">our installer un paquet :</text:span></text:p>
      <text:p text:style-name="P9"/>
      <text:p text:style-name="P5"><text:tab/>* Sélectionner le paquet,</text:p>
      <text:p text:style-name="P9"><text:span text:style-name="T2"><text:tab/>* Dans fenêtre « Prévoir d'effectuer d'autres changements » cliquer sur </text:span><text:span text:style-name="T3">A installer</text:span><text:span text:style-name="T2"> puis sur <text:tab/> <text:s text:c="2"/></text:span><text:span text:style-name="T3">Ajouter à</text:span><text:span text:style-name="T2"> </text:span><text:span text:style-name="T3">la sélection</text:span><text:span text:style-name="T2">.</text:span></text:p>
      <text:p text:style-name="P9"><text:span text:style-name="T2"><text:tab/>* Cliquer sur </text:span><text:span text:style-name="T3">Appliquer</text:span><text:span text:style-name="T2"> </text:span><text:span text:style-name="T7">dans la barre des tâches </text:span><text:span text:style-name="T2">puis dans la fenêtre </text:span><text:span text:style-name="T7">qui apparaît <text:tab/> <text:s/><text:tab/> <text:tab/></text:span><text:span text:style-name="T2">« Appliquer les modifications suivantes ? » <text:tab/>cliquer sur </text:span><text:span text:style-name="T3">Installer</text:span><text:span text:style-name="T2"> puis sur </text:span><text:span text:style-name="T3">Appliquer</text:span></text:p>
      <text:p text:style-name="P9"/>
      <text:p text:style-name="P10"><text:span text:style-name="T6">Mise à jour de paquets déjà installés</text:span><text:span text:style-name="T2">….ils sont repérés par un astérisque jaune sur le fond </text:span><text:span text:style-name="T7">vert</text:span><text:span text:style-name="T2"> du carré du paquet installé.</text:span></text:p>
      <text:p text:style-name="P10"/>
      <text:p text:style-name="P10"><text:span text:style-name="T2"><text:tab/>* Cliquer sur le paquet puis cliquer sur </text:span><text:span text:style-name="T3">Sélection pour mise à jour,</text:span></text:p>
      <text:p text:style-name="P10"><text:span text:style-name="T2"><text:tab/>* Cliquer sur </text:span><text:span text:style-name="T3">Appliquer </text:span><text:span text:style-name="T2">dans la barre des tâches,</text:span></text:p>
      <text:p text:style-name="P10"><text:span text:style-name="T2"><text:tab/>* Cliquer sur </text:span><text:span text:style-name="T3">Mettre à jour</text:span><text:span text:style-name="T2"> dans la fenêtre qui apparaît puis </text:span><text:span text:style-name="T3">Appliquer</text:span><text:span text:style-name="T2"> dans la même fenêtre.</text:span></text:p>
      <text:p text:style-name="P10"/>
      <text:p text:style-name="P6">2°- <text:span text:style-name="T17"><text:s/>Installer le fichier « Ligne de commande » </text:span><text:span text:style-name="T18">sur le Rpi3</text:span><text:span text:style-name="T17"> :</text:span></text:p>
      <text:section text:style-name="Sect1" text:name="Section1" text:protected="true">
        <text:section-source xlink:href="../GST%20commande%20sur%20eeePC"/>
        <text:p text:style-name="Text_20_body"/>
      </text:section>
      <text:p text:style-name="P19"><text:span text:style-name="T2"><text:tab/>* </text:span><text:span text:style-name="T34">É</text:span><text:span text:style-name="T9">crire la ligne de cde suivante dans un fichier nommé « </text:span><text:span text:style-name="T3">GST Cde sur Rpi3 de la camera »</text:span><text:span text:style-name="T9"> <text:tab/><text:tab/>puis <text:s/>copier-coller </text:span><text:span text:style-name="T14">ce fichier </text:span><text:span text:style-name="T9">sur le bureau du Rpi3.</text:span></text:p>
      <text:p text:style-name="P19"><text:span text:style-name="T9"/></text:p>
      <text:p text:style-name="P14"><text:soft-page-break/>/opt/vc/bin/raspivid -t 0 -hf -fps 20 -w 300 -h 300 -o - | gst-launch-1.0 fdsrc ! h264parse ! rtph264pay config-interval=1 pt=96 ! gdppay ! tcpserversink host=<text:span text:style-name="T16">adresse IP</text:span> port=5000</text:p>
      <text:p text:style-name="P12"/>
      <text:p text:style-name="P10"><text:span text:style-name="T15">Important</text:span><text:span text:style-name="T2"> : </text:span><text:span text:style-name="T10">Retrouver l'adresse IP du Rpi3 de la façon suivante :</text:span></text:p>
      <text:p text:style-name="P10"/>
      <text:p text:style-name="P21"><text:span text:style-name="T2">Dans le Terminal du </text:span><text:span text:style-name="T4">PC client </text:span><text:span text:style-name="T11">taper <text:s text:c="6"/></text:span><text:span text:style-name="T21">sudo nmap -sP </text:span><text:span text:style-name="T22">adresse de l'IP de votre box </text:span><text:span text:style-name="T23">ou routeur</text:span></text:p>
      <text:p text:style-name="P21"/>
      <text:p text:style-name="P10"><text:span text:style-name="T2"><text:tab/>* Ouvrir </text:span><text:span text:style-name="T3">GST Cde sur Rpi3 de la camera </text:span><text:span text:style-name="T2">et </text:span><text:span text:style-name="T4">copier</text:span><text:span text:style-name="T2"> la ligne de cde.</text:span></text:p>
      <text:p text:style-name="P20"><text:span text:style-name="T10"><text:tab/><text:tab/>- Corriger dans la ligne de cde l'adresse IP s'il y a lieu</text:span></text:p>
      <text:p text:style-name="P20"><text:span text:style-name="T10"/></text:p>
      <text:p text:style-name="P10"><text:span text:style-name="T2"><text:tab/>* Dans le Terminal du Rpi3 </text:span><text:span text:style-name="T4">coller</text:span><text:span text:style-name="T2"> cette ligne de cde. </text:span><text:span text:style-name="T12">La diode de la caméra s 'allume.</text:span></text:p>
      <text:p text:style-name="P10"><text:span text:style-name="T2"/></text:p>
      <text:p text:style-name="P10"/>
      <text:p text:style-name="P17"><text:span text:style-name="T39">3</text:span>°- <text:span text:style-name="T19">Installer gsvd.sh</text:span><text:span text:style-name="T20"> </text:span><text:span text:style-name="T19">sur le PC client </text:span><text:span text:style-name="T20">( petit programme de Thierry qui lance automatiquement la <text:tab/><text:tab/><text:tab/><text:tab/><text:tab/><text:tab/>réception vidéo )</text:span></text:p>
      <text:p text:style-name="P17"><text:span text:style-name="T20"><text:tab/><text:tab/><text:tab/></text:span></text:p>
      <text:p text:style-name="P6">* <text:span text:style-name="T24">Enregistrer le programme suivant dans un fichier à placer directement dans votre répertoire.</text:span></text:p>
      <text:p text:style-name="P6"/>
      <text:section text:style-name="Sect1" text:name="Section2" text:protected="true">
        <text:section-source xlink:href="../../../../../../gsvd.sh"/>
        <text:p text:style-name="P15">#!/bin/bash</text:p>
        <text:p text:style-name="P15"/>
        <text:p text:style-name="P15">port='5000'</text:p>
        <text:p text:style-name="P15"># pour la ligne suivante,mettre l'ip la plus souvent utilisee</text:p>
        <text:p text:style-name="P15"># ce sera l'ip par defaut</text:p>
        <text:p text:style-name="P15">IP='192.168.1.11'</text:p>
        <text:p text:style-name="P15">choix='5'</text:p>
        <text:p text:style-name="P15"/>
        <text:p text:style-name="P15"/>
        <text:p text:style-name="P15">while [ $choix != '1' ]</text:p>
        <text:p text:style-name="P15">do</text:p>
        <text:p text:style-name="P15"/>
        <text:p text:style-name="P15">if [ $choix = "2" ]</text:p>
        <text:p text:style-name="P15">then</text:p>
        <text:p text:style-name="P15">read -p 'entrez le nouveau port <text:s text:c="2"/>' port</text:p>
        <text:p text:style-name="P15">fi</text:p>
        <text:p text:style-name="P15"/>
        <text:p text:style-name="P15">if [ $choix = "3" ]</text:p>
        <text:p text:style-name="P15">then</text:p>
        <text:p text:style-name="P15">read -p 'entrez la nouvelle IP <text:s text:c="2"/>' IP</text:p>
        <text:p text:style-name="P15">fi</text:p>
        <text:p text:style-name="P15"/>
        <text:p text:style-name="P15">echo ""</text:p>
        <text:p text:style-name="P15">echo "port actuel: $port"</text:p>
        <text:p text:style-name="P15">echo "IP actuelle :$IP"</text:p>
        <text:p text:style-name="P15">echo ""</text:p>
        <text:p text:style-name="P15">echo "si ces valeurs sont correctes,taper 1"</text:p>
        <text:p text:style-name="P15">echo "pour modifier le port taper 2"</text:p>
        <text:p text:style-name="P15">echo "pour modifier IP taper 3"</text:p>
        <text:p text:style-name="P15">echo ""</text:p>
        <text:p text:style-name="P15">read -p 'votre choix <text:s text:c="2"/>' choix</text:p>
        <text:p text:style-name="P15"/>
        <text:p text:style-name="P15">done</text:p>
        <text:p text:style-name="P15"/>
        <text:p text:style-name="P15"/>
        <text:p text:style-name="P15">if [ $choix = "1" ]</text:p>
        <text:p text:style-name="P15">then</text:p>
        <text:p text:style-name="P15">/usr/bin/gst-launch-1.0 -v tcpclientsrc host="$IP" port="$port" <text:s/>! gdpdepay ! rtph264depay ! avdec_h264 ! videoconvert ! autovideosink sync=false</text:p>
        <text:p text:style-name="P15"/>
        <text:p text:style-name="P15">fi</text:p>
      </text:section>
      <text:p text:style-name="P6"/>
      <text:p text:style-name="P6"><text:soft-page-break/>* <text:span text:style-name="T24">Vérifier dans les propriétés de ce fichier qu'il est bien exécutoire</text:span></text:p>
      <text:p text:style-name="P6"/>
      <text:p text:style-name="P6">* <text:span text:style-name="T24">Créer un lanceur dans le tableau de bord pour ce petit programme :</text:span></text:p>
      <text:p text:style-name="P10"><text:tab/>- <text:span text:style-name="T25">Clic droit sur votre fichier gsvd.sh,</text:span></text:p>
      <text:p text:style-name="P10"><text:tab/>- <text:span text:style-name="T25">Dans « Ouvrir », clic gauche sur « Créer un lanceur sur le tableau de bord »</text:span></text:p>
      <text:p text:style-name="P10"><text:tab/>- <text:span text:style-name="T25">Clic droit sur l'icône du lanceur sur le tableau de bord,</text:span></text:p>
      <text:p text:style-name="P10"><text:tab/>- <text:span text:style-name="T25">Clic gauche sur « Propriétés »,</text:span></text:p>
      <text:p text:style-name="P10"><text:tab/>- <text:span text:style-name="T25">Dans la fenêtre « Lanceur » :</text:span></text:p>
      <text:p text:style-name="P10"><text:tab/><text:tab/><text:span text:style-name="T29">◊</text:span><text:span text:style-name="T13"> Dans la co</text:span><text:span text:style-name="T14">lo</text:span><text:span text:style-name="T13">nne de droite clic gauche sur « Ajouter un élément vide »</text:span></text:p>
      <text:p text:style-name="P10"><text:span text:style-name="T13"><text:tab/><text:tab/></text:span><text:span text:style-name="T29">◊ </text:span><text:span text:style-name="T31">Dans Nom :<text:tab/><text:tab/><text:tab/> taper gsvd</text:span></text:p>
      <text:p text:style-name="P10"><text:span text:style-name="T31"><text:tab/><text:tab/>◊ Dans Commentaire : <text:tab/> rien</text:span></text:p>
      <text:p text:style-name="P10"><text:span text:style-name="T31"><text:tab/><text:tab/>◊ Dans Commande : <text:tab/><text:tab/> taper /home/</text:span><text:span text:style-name="T37">papy56</text:span><text:span text:style-name="T31">/gsvd.sh </text:span><text:span text:style-name="T32">( </text:span><text:span text:style-name="T38">taper le nom de votre</text:span><text:span text:style-name="T32"> <text:tab/><text:tab/><text:tab/><text:tab/><text:tab/><text:tab/> <text:s text:c="2"/></text:span><text:span text:style-name="T38">répertoire dans lequel est placé le fichier gsvd.sh</text:span><text:span text:style-name="T32"> )</text:span></text:p>
      <text:p text:style-name="P10"><text:span text:style-name="T31"><text:tab/><text:tab/>◊ Dans Répertoire :<text:tab/><text:tab/> rien</text:span></text:p>
      <text:p text:style-name="P10"><text:span text:style-name="T31"><text:tab/>- Choisir un</text:span><text:span text:style-name="T32">e</text:span><text:span text:style-name="T31"> icône</text:span></text:p>
      <text:p text:style-name="P10"><text:span text:style-name="T31"><text:tab/>- Cliquer sur « Exécuter dans un Terminal »</text:span></text:p>
      <text:p text:style-name="P10"/>
      <text:p text:style-name="P10"><text:span text:style-name="T31"><text:tab/>- Cliquer sur « Créer »</text:span></text:p>
      <text:p text:style-name="P10"/>
      <text:p text:style-name="P10"><text:span text:style-name="T31">* En cliquant sur votre lanceur, le Terminal de votre PC client s'ouvre avec les indications suivantes :</text:span></text:p>
      <text:p text:style-name="P10"/>
      <text:p text:style-name="P10"><text:span text:style-name="T31"><text:tab/>- </text:span><text:span text:style-name="T37">port actuel : 5000</text:span></text:p>
      <text:p text:style-name="P10"><text:span text:style-name="T35"><text:tab/>- </text:span><text:span text:style-name="T37">IP actuelle : 192.168.1.19</text:span><text:span text:style-name="T31"> <text:tab/>( pour information adresse IP de mon Rpi3 )</text:span></text:p>
      <text:p text:style-name="P10"/>
      <text:p text:style-name="P10"><text:span text:style-name="T31"><text:tab/>- </text:span><text:span text:style-name="T37">Si ces valeurs sont correctes taper 1</text:span></text:p>
      <text:p text:style-name="P10"><text:span text:style-name="T31"><text:tab/>- </text:span><text:span text:style-name="T32">P</text:span><text:span text:style-name="T37">our modifier le port taper 2</text:span></text:p>
      <text:p text:style-name="P10"><text:span text:style-name="T31"><text:tab/>- </text:span><text:span text:style-name="T32">P</text:span><text:span text:style-name="T37">our modifier l'adresse IP taper 3</text:span></text:p>
      <text:p text:style-name="P10"/>
      <text:p text:style-name="P10"><draw:rect text:anchor-type="paragraph" draw:z-index="0" draw:style-name="gr1" draw:text-style-name="P27" svg:width="0.53cm" svg:height="0.186cm" svg:x="3.694cm" svg:y="0.143cm"><text:p/></draw:rect><text:span text:style-name="T36"><text:tab/>- </text:span><text:span text:style-name="T37">Votre choix </text:span></text:p>
      <text:p text:style-name="P10"/>
      <text:p text:style-name="P25"><text:span text:style-name="T31"><text:tab/>- </text:span><text:span text:style-name="T32">Taper « Enter » et l'écran vidéo apparaît sur le bureau de votre PC client.</text:span></text:p>
      <text:p text:style-name="P25"/>
      <text:p text:style-name="P25"/>
      <text:p text:style-name="P26"><text:span text:style-name="T32">4</text:span><text:span text:style-name="T30">° </text:span><text:span text:style-name="T33">EN RÉSUMÉ</text:span><text:span text:style-name="T30"> :</text:span></text:p>
      <text:p text:style-name="P26"/>
      <text:p text:style-name="P26"><text:span text:style-name="T30"><text:tab/>* Si vous ne la connaissez pas, rechercher l'adresse IP de votre Rpi3,</text:span></text:p>
      <text:p text:style-name="P26"><text:span text:style-name="T30"><text:tab/>* Mettre en service la caméra du Rpi3 en s'assurant que l'adresse IP dans la ligne de cde est <text:tab/><text:tab/>bien conforme</text:span></text:p>
      <text:p text:style-name="P26"><text:span text:style-name="T30"><text:tab/>* Ouvrir gsvd.sh sous Geany et corriger l'adresse IP en début de programme s'il y a lieu. <text:tab/><text:tab/>Sauvegarder.</text:span></text:p>
      <text:p text:style-name="P26"><text:span text:style-name="T30"><text:tab/>* Cliquer sur votre lanceur</text:span></text:p>
      <text:p text:style-name="P26"><text:span text:style-name="T30"><text:tab/>* Taper 1 dans le Terminal</text:span></text:p>
      <text:p text:style-name="P10"><text:span text:style-name="T2"/></text:p>
      <text:p text:style-name="P10"/>
      <text:p text:style-name="P7">=-=-=-=-=-=-=-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5-11T13:13:58.236066649</meta:creation-date>
    <dc:date>2017-08-05T16:52:07.436964551</dc:date>
    <dc:creator>papy56 </dc:creator>
    <meta:editing-duration>PT1H7M48S</meta:editing-duration>
    <meta:editing-cycles>12</meta:editing-cycles>
    <meta:generator>LibreOffice/4.2.8.2$Linux_X86_64 LibreOffice_project/420m0$Build-2</meta:generator>
    <meta:printed-by>papy56 </meta:printed-by>
    <meta:print-date>2017-08-05T15:06:58.705069038</meta:print-date>
    <meta:document-statistic meta:table-count="0" meta:image-count="0" meta:object-count="0" meta:page-count="3" meta:paragraph-count="101" meta:word-count="861" meta:character-count="4813" meta:non-whitespace-character-count="3943"/>
  </office:meta>
</office:document-meta>
</file>